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2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5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8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8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6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1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7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3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7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454.40pt"/>
        </style:tab-stops>
      </style:paragraph-properties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7.00pt"/>
    </style:style>
    <style:style style:name="P6" style:family="paragraph">
      <style:paragraph-properties fo:line-height="115.00%" fo:text-align="left" fo:margin-bottom="7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7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15.00%" fo:text-align="left" fo:margin-bottom="7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left="-18.00pt" fo:text-indent="18.00pt" fo:margin-bottom="7.00pt"/>
    </style:style>
    <style:style style:name="P11" style:family="paragraph">
      <style:paragraph-properties fo:line-height="115.00%" fo:text-align="left" fo:margin-bottom="7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-18.00pt" fo:text-indent="18.00pt" fo:margin-bottom="7.00pt"/>
    </style:style>
    <style:style style:name="P13" style:family="paragraph">
      <style:paragraph-properties fo:line-height="100.00%" fo:text-align="left" fo:margin-top="7.00pt" fo:margin-bottom="6.00pt"/>
    </style:style>
  </office:automatic-styles>
  <office:body>
    <office:text>
      <text:p text:style-name="P1"><text:span text:style-name="T1">Government Engineering College</text:span></text:p>
      <text:p text:style-name="P1"><text:span text:style-name="T2"><text:s/>Thrissur</text:span></text:p>
      <text:p text:style-name="P1"><text:span text:style-name="T3"/></text:p>
      <text:p text:style-name="P1"><text:span text:style-name="T4">CS331<text:s/></text:span><text:span text:style-name="T5">–</text:span><text:span text:style-name="T6"><text:s/>System Software LabDocumentation </text:span></text:p>
      <text:p text:style-name="P1"><text:span text:style-name="T7">Exp1<text:s/></text:span><text:span text:style-name="T8">–</text:span><text:span text:style-name="T9"><text:s/>CPU Scheduling Algorithm</text:span><text:span text:style-name="T10"><text:s/>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11 September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3"><text:span text:style-name="T18">Experiment 4:</text:span></text:p>
      <text:p text:style-name="P4"><text:span text:style-name="T19"/></text:p>
      <text:p text:style-name="P4"><text:span text:style-name="T20">4. Implement the banker’s algorithm for deadlock avoidance.</text:span></text:p>
      <text:p text:style-name="P4"><text:span text:style-name="T21"/></text:p>
      <text:p text:style-name="P4"><text:span text:style-name="T22">Compilation of CodePrerequisite</text:span></text:p>
      <text:p text:style-name="P4"><text:span text:style-name="T23"/></text:p>
      <text:list text:style-name="L5">
        <text:list-item>
          <text:p text:style-name="P5"><text:span text:style-name="T24">The code is provided in the</text:span><text:span text:style-name="T25"><text:s/>program.c<text:s/></text:span><text:span text:style-name="T26">along with this documentation. You can open the terminal in Linux (Ubuntu 18.04 tested). Then run the command</text:span></text:p>
        </text:list-item>
      </text:list>
      <text:p text:style-name="P6"><text:span text:style-name="T27">gcc program.c</text:span></text:p>
      <text:p text:style-name="P6"><text:span text:style-name="T27">./a.out</text:span></text:p>
      <text:p text:style-name="P6"><text:span text:style-name="T28"/></text:p>
      <text:p text:style-name="P6"><text:span text:style-name="T29">There is one<text:s/></text:span><text:span text:style-name="T30">input file in this program</text:span></text:p>
      <text:list text:style-name="L7">
        <text:list-item>
          <text:p text:style-name="P7"><text:span text:style-name="T30">input1.txt:<text:s/></text:span><text:span text:style-name="T31">contains Max resources, Allocated resources and Available resources.</text:span></text:p>
        </text:list-item>
      </text:list>
      <text:p text:style-name="P8"><text:span text:style-name="T31">!st line contains<text:s/></text:span><text:span text:style-name="T32">Available resources<text:s/></text:span><text:span text:style-name="T33"><text:s/>from the 4rth point. If you want to change change<text:s/></text:span><text:span text:style-name="T34">Enter it in the following format</text:span></text:p>
      <text:p text:style-name="P9"><text:span text:style-name="T35">0&lt;Tab&gt;0&lt;Tab&gt;0&lt;Tab&gt;Available<text:s/></text:span><text:span text:style-name="T36">A</text:span><text:span text:style-name="T37">&lt;Tab&gt;Available<text:s/></text:span><text:span text:style-name="T38">B</text:span><text:span text:style-name="T39">&lt;Tab&gt;Available<text:s/></text:span><text:span text:style-name="T40">C</text:span></text:p>
      <text:list text:style-name="L10">
        <text:list-item>
          <text:p text:style-name="P10"><text:span text:style-name="T41">The next lines conatins<text:s/></text:span><text:span text:style-name="T42">Maximum resources<text:s/></text:span><text:span text:style-name="T43">and</text:span><text:span text:style-name="T44"><text:s/>Allocated resources</text:span><text:span text:style-name="T45"/></text:p>
        </text:list-item>
      </text:list>
      <text:p text:style-name="P11"><text:span text:style-name="T46">If we want to change the contents of the file. Enter it in the following format</text:span></text:p>
      <text:p text:style-name="P11"><text:span text:style-name="T47">Maximum<text:s/></text:span><text:span text:style-name="T48">A</text:span><text:span text:style-name="T49">&lt;Tab&gt; Maximum<text:s/></text:span><text:span text:style-name="T50">B</text:span><text:span text:style-name="T51">&lt;Tab&gt; Maximum<text:s/></text:span><text:span text:style-name="T52">C</text:span><text:span text:style-name="T53">&lt;Tab&gt; Allocated<text:s/></text:span><text:span text:style-name="T54">A</text:span><text:span text:style-name="T55">&lt;Tab&gt; Allocated<text:s/></text:span><text:span text:style-name="T56">B</text:span><text:span text:style-name="T57">&lt;Tab&gt; Allocated<text:s/></text:span><text:span text:style-name="T58">B</text:span><text:span text:style-name="T59"/></text:p>
      <text:p text:style-name="P11"><text:span text:style-name="T60"/></text:p>
      <text:p text:style-name="P11"><text:span text:style-name="T61">Note that there should not be new line or blank line at the end of file </text:span></text:p>
      <text:list text:style-name="L12">
        <text:list-item>
          <text:p text:style-name="P12"><text:span text:style-name="T62">Output of the code will be printed on the<text:s/></text:span><text:span text:style-name="T63">console</text:span><text:span text:style-name="T64"><text:s/>as well as to a text file named<text:s/></text:span><text:span text:style-name="T65">output.txt</text:span></text:p>
        </text:list-item>
        <text:list-item>
          <text:p text:style-name="P12"><text:span text:style-name="T65">Note: Please see the my_machine_output.txt file for the output I got on my machine.</text:span></text:p>
        </text:list-item>
      </text:list>
      <text:p text:style-name="P13"><text:span text:style-name="T66"/></text:p>
      <text:p text:style-name="P13"><text:span text:style-name="T67">Output / Screenshots</text:span></text:p>
      <text:p text:style-name="P13"><text:span text:style-name="T68">Initial Processes:</text:span><text:span text:style-name="T69"/></text:p>
      <text:p text:style-name="P13"><draw:frame text:anchor-type="as-char" svg:width="121.50mm" svg:height="55.46mm" style:rel-width="scale" style:rel-height="scale"><draw:object-ole xlink:href="OleObj1"/><draw:image xlink:href="ObjectReplacements/OleObj1"/></draw:frame><text:span text:style-name="T70"/></text:p>
      <text:p text:style-name="P13"><text:span text:style-name="T71">Request 1:</text:span><text:span text:style-name="T72"/></text:p>
      <text:p text:style-name="P13"><draw:frame text:anchor-type="as-char" svg:width="92.29mm" svg:height="84.46mm" style:rel-width="scale" style:rel-height="scale"><draw:object-ole xlink:href="OleObj2"/><draw:image xlink:href="ObjectReplacements/OleObj2"/></draw:frame><text:span text:style-name="T72"/></text:p>
      <text:p text:style-name="P13"><text:span text:style-name="T73">Request 2:</text:span><text:span text:style-name="T74"/></text:p>
      <text:p text:style-name="P13"><draw:frame text:anchor-type="as-char" svg:width="83.40mm" svg:height="70.49mm" style:rel-width="scale" style:rel-height="scale"><draw:object-ole xlink:href="OleObj3"/><draw:image xlink:href="ObjectReplacements/OleObj3"/></draw:frame><text:span text:style-name="T76"/></text:p>
      <text:p text:style-name="P13"><text:span text:style-name="T76"/></text:p>
      <text:p text:style-name="P13"><text:span text:style-name="T76"/></text:p>
      <text:p text:style-name="P13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